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Pix Riddim" svg:font-family="'Pix Riddi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11.429cm" fo:min-width="15.2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645cm" fo:min-width="6.3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6.209cm" fo:min-width="6.9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6.491cm" fo:min-width="7.30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2.065cm" fo:min-width="13.572cm"/>
      <style:paragraph-properties style:writing-mode="lr-tb"/>
    </style:style>
    <style:style style:name="P1" style:family="paragraph">
      <style:paragraph-properties fo:text-align="start"/>
    </style:style>
    <style:style style:name="T1" style:family="text">
      <style:text-properties fo:color="#00a933" loext:opacity="100%" fo:background-color="#eeeeee"/>
    </style:style>
    <style:style style:name="T2" style:family="text">
      <style:text-properties fo:color="#000000" loext:opacity="100%" fo:font-size="24pt" fo:background-color="#eeeeee"/>
    </style:style>
    <style:style style:name="T3" style:family="text">
      <style:text-properties fo:font-size="24pt"/>
    </style:style>
    <style:style style:name="T4" style:family="text">
      <style:text-properties fo:color="#00a933" loext:opacity="100%"/>
    </style:style>
    <style:style style:name="T5" style:family="text">
      <style:text-properties fo:color="#3465a4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1.429cm" svg:x="21.955cm" svg:y="12.431cm">
          <text:p text:style-name="P1"><text:span text:style-name="T1">Grun</text:span></text:p>
          <text:p text:style-name="P1"><text:span text:style-name="T2">-The main class loads the models in the program, sets the model positions, sets the variables that will be used, and adds tasks to the task manager </text:span></text:p>
          <text:p text:style-name="P1"><text:span text:style-name="T3">-ProjectileStrength</text:span></text:p>
          <text:p text:style-name="P1"><text:span text:style-name="T3">-ProjectDown</text:span></text:p>
          <text:p text:style-name="P1"><text:span text:style-name="T3">-ProjectDirection</text:span></text:p>
          <text:p text:style-name="P1"><text:span text:style-name="T3">-tex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35cm" svg:height="5.645cm" svg:x="1.952cm" svg:y="2.27cm">
          <text:p text:style-name="P1">Collide</text:p>
          <text:p text:style-name="P1"><text:span text:style-name="T3">-Add 1 to a score whena collision is det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985cm" svg:height="6.209cm" svg:x="1.952cm" svg:y="8.937cm">
          <text:p text:style-name="P1">collisionsetup</text:p>
          <text:p text:style-name="P1"><text:span text:style-name="T3">-Sets up collisions for the basketball and a h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985cm" svg:height="6.209cm" svg:x="1.952cm" svg:y="15.922cm">
          <text:p text:style-name="P1">setuplights</text:p>
          <text:p text:style-name="P1"><text:span text:style-name="T3">-Set up lights in the Panda3D scenes so models are ligh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7.302cm" svg:height="6.491cm" svg:x="11.795cm" svg:y="14.722cm">
          <text:p text:style-name="P1"><text:span text:style-name="T4">SphereCollide</text:span></text:p>
          <text:p text:style-name="P1"><text:span text:style-name="T3">-Generate a sphere for collision based on a models bou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7.302cm" svg:height="6.491cm" svg:x="2.588cm" svg:y="24.177cm">
          <text:p text:style-name="P1">PenMove</text:p>
          <text:p text:style-name="P1"><text:span text:style-name="T3">-Move a character model based on keys that are pres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3.572cm" svg:height="12.065cm" svg:x="12.828cm" svg:y="24.495cm">
          <text:p text:style-name="P1"><text:span text:style-name="T5">Projectile</text:span></text:p>
          <text:p text:style-name="P1"><text:span text:style-name="T3">-Launching function that moves a basketball based on input variables </text:span></text:p>
          <text:p text:style-name="P1"><text:span text:style-name="T3">-ProjectileStrength</text:span></text:p>
          <text:p text:style-name="P1"><text:span text:style-name="T3">-ProjectileStatus</text:span></text:p>
          <text:p text:style-name="P1"><text:span text:style-name="T3">-forwardb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3.572cm" svg:height="12.065cm" svg:x="28.068cm" svg:y="24.812cm">
          <text:p text:style-name="P1"><text:span text:style-name="T5">ProjectileStrength</text:span></text:p>
          <text:p text:style-name="P1"><text:span text:style-name="T3">-Launch function <text:s/>for settings <text:s/>for the launch function</text:span></text:p>
          <text:p text:style-name="P1"><text:span text:style-name="T3">-Holding control increases a number to 10 and decreases it to 0 in a loop until control is released. Releasing control will set variables for the projectile function and call the function.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Pix Riddim" svg:font-family="'Pix Riddi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left" draw:auto-grow-height="false" draw:auto-grow-width="false" fo:padding-top="0cm" fo:padding-bottom="0cm" fo:padding-left="0cm" fo:padding-right="0cm" fo:wrap-option="wrap" draw:shadow="hidden" draw:shadow-offset-x="-0.203cm" draw:shadow-offset-y="-0.203cm" draw:shadow-color="#808080" draw:start-line-spacing-horizontal="0cm" draw:end-line-spacing-horizontal="0cm" draw:line-distance="0.025cm" draw:measure-align="left-outside" draw:measure-vertical-align="above" draw:show-unit="true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54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Pix Riddim" fo:font-family="'Pix Riddim'" style:font-style-name="Regular" style:font-pitch="variable" fo:font-size="26pt" fo:font-style="normal" fo:text-shadow="none" style:text-underline-style="none" fo:font-weight="normal" style:letter-kerning="true" fo:background-color="#eeeee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13T11:51:18.154000000</meta:creation-date>
    <dc:date>2020-11-14T11:46:03.473000000</dc:date>
    <meta:editing-duration>PT47M55S</meta:editing-duration>
    <meta:editing-cycles>9</meta:editing-cycles>
    <meta:generator>LibreOffice/7.0.3.1$Windows_X86_64 LibreOffice_project/d7547858d014d4cf69878db179d326fc3483e082</meta:generator>
    <meta:document-statistic meta:object-count="8"/>
  </office:meta>
</office:document-meta>
</file>